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601fd6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1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4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30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1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2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3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4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5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6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7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8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9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0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1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2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3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4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5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66786e" style:font-weight-asian="normal" style:font-weight-complex="normal"/>
    </style:style>
    <style:style style:name="P47" style:family="paragraph" style:parent-style-name="Standard">
      <style:text-properties fo:font-weight="normal" officeooo:rsid="00579d4c" officeooo:paragraph-rsid="0067fa71" style:font-weight-asian="normal" style:font-weight-complex="normal"/>
    </style:style>
    <style:style style:name="P48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55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56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7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58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63e7d"/>
    </style:style>
    <style:style style:name="T17" style:family="text">
      <style:text-properties officeooo:rsid="0067aa4f"/>
    </style:style>
    <style:style style:name="T18" style:family="text">
      <style:text-properties officeooo:rsid="006a82ed"/>
    </style:style>
    <style:style style:name="T19" style:family="text">
      <style:text-properties officeooo:rsid="0072ff62"/>
    </style:style>
    <style:style style:name="T20" style:family="text">
      <style:text-properties officeooo:rsid="007807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2"/>
      <text:p text:style-name="P13">All examples successfully recompiled</text:p>
      <text:p text:style-name="P13"/>
      <text:p text:style-name="P15">Example 1<text:tab/>OK</text:p>
      <text:p text:style-name="P15">Example 2<text:tab/>OK</text:p>
      <text:p text:style-name="P15">Example 3<text:tab/>OK</text:p>
      <text:p text:style-name="P16">Example <text:span text:style-name="T2">4</text:span><text:tab/>OK</text:p>
      <text:p text:style-name="P16">Example <text:span text:style-name="T2">5</text:span><text:tab/>OK</text:p>
      <text:p text:style-name="P16">Example <text:span text:style-name="T2">6</text:span><text:tab/>OK</text:p>
      <text:p text:style-name="P16">Example <text:span text:style-name="T2">7</text:span><text:tab/>OK</text:p>
      <text:p text:style-name="P16">Example <text:span text:style-name="T2">8</text:span><text:tab/>OK</text:p>
      <text:p text:style-name="P16">Example <text:span text:style-name="T2">9</text:span><text:tab/>OK</text:p>
      <text:p text:style-name="P16">Example <text:span text:style-name="T2">10</text:span><text:tab/>OK</text:p>
      <text:p text:style-name="P16">Example <text:span text:style-name="T2">11</text:span><text:tab/>OK</text:p>
      <text:p text:style-name="P16"/>
      <text:p text:style-name="P30"><text:span text:style-name="T5">Also checked:</text:span><text:tab/>Commentary <text:span text:style-name="T3">input and </text:span>readout</text:p>
      <text:p text:style-name="P30"><text:tab/><text:tab/><text:tab/>User project reset</text:p>
      <text:p text:style-name="P30"><text:tab/><text:tab/><text:tab/>Intensity control</text:p>
      <text:p text:style-name="P30"><text:tab/><text:tab/><text:tab/>Recal_328_using_crystal.ino.standard</text:p>
      <text:p text:style-name="P30"><text:tab/><text:tab/><text:tab/>cal_one_wire_comms.ino.standard</text:p>
      <text:p text:style-name="P30"/>
      <text:p text:style-name="P30">PRN_16bit_GEN(<text:span text:style-name="T4">) and bootloader\1_Random_pattern_generator</text:span></text:p>
      <text:p text:style-name="P32">both write to one of 3 pairs of EEPROM registers</text:p>
      <text:p text:style-name="P33">Press E at p/r/t/D prompt to change <text:s/>EEPROM register pair </text:p>
      <text:p text:style-name="P33"/>
      <text:p text:style-name="P2">2_Receiver_Transmitter_Basic</text:p>
      <text:p text:style-name="P33"/>
      <text:p text:style-name="P14">All examples successfully recompiled</text:p>
      <text:p text:style-name="P14"/>
      <text:p text:style-name="P17">Example 1<text:tab/>OK</text:p>
      <text:p text:style-name="P18">Example 2<text:tab/>OK</text:p>
      <text:p text:style-name="P19">Example 3<text:tab/>OK</text:p>
      <text:p text:style-name="P20">Example <text:span text:style-name="T2">4</text:span><text:tab/>OK</text:p>
      <text:p text:style-name="P21">Example <text:span text:style-name="T2">5</text:span><text:tab/>OK</text:p>
      <text:p text:style-name="P22">Example <text:span text:style-name="T2">6</text:span><text:tab/>OK</text:p>
      <text:p text:style-name="P23">Example <text:span text:style-name="T2">7</text:span><text:tab/>OK</text:p>
      <text:p text:style-name="P24">Example <text:span text:style-name="T2">8</text:span><text:tab/>OK</text:p>
      <text:p text:style-name="P25">Example <text:span text:style-name="T2">9</text:span><text:tab/>OK</text:p>
      <text:p text:style-name="P25"/>
      <text:p text:style-name="P25"/>
      <text:p text:style-name="P3">3_Interrupts_and_switches</text:p>
      <text:p text:style-name="P25"/>
      <text:p text:style-name="P34">3A_UART_timer_interrupts<text:tab/><text:tab/><text:span text:style-name="T6">Recompiled<text:tab/>OK</text:span></text:p>
      <text:p text:style-name="P35">3B_Pin_Change_Interrupt<text:tab/><text:tab/><text:span text:style-name="T6">Recompiled<text:tab/>OK</text:span></text:p>
      <text:p text:style-name="P36">3C_reaction_time_tester<text:tab/><text:tab/><text:span text:style-name="T6">Recompiled<text:tab/>OK</text:span></text:p>
      <text:p text:style-name="P37">3D_timer_PCI_interrupts<text:tab/><text:tab/><text:span text:style-name="T6">Recompiled<text:tab/>OK</text:span></text:p>
      <text:p text:style-name="P38">3E_Keypress_logger<text:tab/><text:tab/><text:tab/><text:span text:style-name="T6">Recompiled<text:tab/>OK</text:span></text:p>
      <text:p text:style-name="P31">3F_Prime_numbers<text:tab/><text:span text:style-name="T7"><text:tab/><text:tab/>Recompiled<text:tab/>OK</text:span></text:p>
      <text:p text:style-name="P30">3G_Prime_numbers_plus<text:tab/><text:tab/><text:span text:style-name="T8">New project<text:tab/>OK</text:span></text:p>
      <text:p text:style-name="P4"><text:soft-page-break/>4_binary_and_bit_operations</text:p>
      <text:p text:style-name="P15"/>
      <text:p text:style-name="P15">1_Bit_ops_1<text:tab/><text:tab/><text:tab/><text:span text:style-name="T9">Recompiled<text:tab/>OK</text:span></text:p>
      <text:p text:style-name="P26">2_Bit_ops_2<text:tab/><text:tab/><text:tab/><text:span text:style-name="T7">Recompiled<text:tab/>OK</text:span></text:p>
      <text:p text:style-name="P26">3_Division_subroutine<text:tab/><text:span text:style-name="T7">Recompiled<text:tab/>OK</text:span></text:p>
      <text:p text:style-name="P26">4_Char_to_binary<text:tab/><text:tab/><text:span text:style-name="T7">Recompiled<text:tab/>OK but to be reviewed</text:span></text:p>
      <text:p text:style-name="P26"/>
      <text:p text:style-name="P5">5_Arduino_PC_comms_library<text:tab/><text:span text:style-name="T13"> Arduino_Rx_Tx.c <text:s/>updated</text:span></text:p>
      <text:p text:style-name="P15">5A_Integer_numbers<text:tab/><text:tab/><text:span text:style-name="T10">All factors<text:tab/><text:tab/><text:tab/>OK<text:tab/>No update needed<text:tab/>OK</text:span></text:p>
      <text:p text:style-name="P27">5B_Prime_factors<text:tab/><text:tab/><text:tab/><text:tab/><text:tab/><text:tab/><text:span text:style-name="T13">OK<text:tab/><text:tab/>updated<text:tab/>OK</text:span></text:p>
      <text:p text:style-name="P29">5C_Scientific_numbers<text:tab/><text:span text:style-name="T10">Raise to power<text:tab/><text:tab/>OK<text:tab/>No update needed<text:tab/>OK</text:span></text:p>
      <text:p text:style-name="P29">5D_Pie_estimator<text:tab/><text:tab/>Pie_estimator<text:tab/><text:tab/><text:tab/><text:span text:style-name="T11">OK<text:tab/><text:tab/>updated<text:tab/>OK</text:span></text:p>
      <text:p text:style-name="P29">5E_e_power_series<text:tab/><text:tab/><text:span text:style-name="T10">Calculate power(A,B)<text:tab/><text:tab/>OK<text:tab/><text:tab/>updated<text:tab/>OK</text:span></text:p>
      <text:p text:style-name="P15">5F_Trig_functions<text:tab/><text:tab/><text:span text:style-name="T10">New project<text:tab/><text:tab/><text:tab/>OK<text:tab/><text:tab/>updated<text:tab/>OK</text:span></text:p>
      <text:p text:style-name="P15"/>
      <text:p text:style-name="P56"/>
      <text:p text:style-name="P57">Bug<text:span text:style-name="T20">s</text:span> found in Arduino_Rx_Tx.<text:span text:style-name="T20">c</text:span></text:p>
      <text:p text:style-name="P58">Bug 1</text:p>
      <text:p text:style-name="P40">Int_Num_from_PC_A() for /b keypress. <text:s/></text:p>
      <text:p text:style-name="P28">Sc_Num_from_PC_A<text:span text:style-name="T12">() with \b keypresses</text:span></text:p>
      <text:p text:style-name="P28"/>
      <text:p text:style-name="P39"><text:span text:style-name="T12">For example </text:span>12345\b6 comes to a halt and times out</text:p>
      <text:p text:style-name="P41">Also 1mS delay increased to 10mS</text:p>
      <text:p text:style-name="P41"/>
      <text:p text:style-name="P11">Bug_<text:span text:style-name="T14">2</text:span> found in Sc_Num_to_PC_A<text:span text:style-name="T14">()</text:span></text:p>
      <text:p text:style-name="P42">Fails for Sc_Num_to_PC_A(Result,0,6,'\r');<text:tab/><text:tab/>The 0 must be at least 1</text:p>
      <text:p text:style-name="P41"/>
      <text:p text:style-name="P43">Bug<text:span text:style-name="T15">s</text:span> fixed </text:p>
      <text:p text:style-name="P43">9_Resource_store\PC_comms\Arduino_Rx_Tx.c<text:tab/> updated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</text:p>
      <text:p text:style-name="P44"/>
      <text:p text:style-name="P44">6A_Segment_driver<text:tab/><text:tab/><text:span text:style-name="T17">No change to .hex</text:span></text:p>
      <text:p text:style-name="P47">6B_Segment_driver<text:tab/><text:tab/><text:span text:style-name="T17">No change to .hex</text:span></text:p>
      <text:p text:style-name="P47">6C_Numerical_entry<text:tab/><text:tab/><text:span text:style-name="T17">No change to .hex</text:span></text:p>
      <text:p text:style-name="P47">6D_INT_to_display<text:tab/><text:tab/><text:span text:style-name="T17">No change to .hex<text:tab/>update to Running averages</text:span></text:p>
      <text:p text:style-name="P45">6E_FPN_to_display<text:tab/><text:tab/><text:span text:style-name="T18">Updated <text:tab/>OK</text:span></text:p>
      <text:p text:style-name="P46">6F_FPN_from_IO<text:tab/><text:tab/><text:span text:style-name="T16">To be updated</text:span></text:p>
      <text:p text:style-name="P46">6G_INT_from_IO<text:tab/><text:tab/><text:span text:style-name="T16">To be updated</text:span></text:p>
      <text:p text:style-name="P45"/>
      <text:p text:style-name="P10">In Arduino_Rx_Tx.c </text:p>
      <text:p text:style-name="P10">void Sc_Num_to_PC_A(float, char, char, char) updated as below</text:p>
      <text:p text:style-name="P48"/>
      <text:p text:style-name="P49">if(pre_dp){</text:p>
      <text:p text:style-name="P49">while(--pre_dp){A = A*10;}<text:tab/><text:tab/><text:tab/><text:tab/><text:tab/><text:tab/><text:tab/><text:tab/><text:tab/><text:tab/>//Convert FPN to Scientific format (real + exponent)</text:p>
      <text:p text:style-name="P49"><text:soft-page-break/>while (num &gt;= A){num = num/10.0; Exp += 1;}</text:p>
      <text:p text:style-name="P49">while (num &lt;= A){num = num*10.0; Exp -= 1;}}</text:p>
      <text:p text:style-name="P54"><text:span text:style-name="T19">In 6F_FPN_from_IO and</text:span> 6H_Calculator</text:p>
      <text:p text:style-name="P53">float FPN_number_from_IO(void) updated as below</text:p>
      <text:p text:style-name="P45"/>
      <text:p text:style-name="P50">dp_control = 0;</text:p>
      <text:p text:style-name="P50">exp_control = 0;</text:p>
      <text:p text:style-name="P50">neg_sign = 0;</text:p>
      <text:p text:style-name="P51">scroll_control = 0;</text:p>
      <text:p text:style-name="P52"/>
      <text:p text:style-name="P52"/>
      <text:p text:style-name="P45"/>
      <text:p text:style-name="P45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5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3T17:51:05.876000000</dc:date>
    <meta:editing-duration>PT12H55M</meta:editing-duration>
    <meta:editing-cycles>67</meta:editing-cycles>
    <meta:document-statistic meta:table-count="0" meta:image-count="0" meta:object-count="0" meta:page-count="3" meta:paragraph-count="89" meta:word-count="367" meta:character-count="2867" meta:non-whitespace-character-count="2498"/>
  </office:meta>
</office:document-meta>
</file>